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1d5e" officeooo:paragraph-rsid="000c1d5e" style:font-weight-asian="bold" style:font-weight-complex="bold"/>
    </style:style>
    <style:style style:name="P2" style:family="paragraph" style:parent-style-name="Standard">
      <style:text-properties officeooo:rsid="000cfbb3" officeooo:paragraph-rsid="000cfbb3"/>
    </style:style>
    <style:style style:name="P3" style:family="paragraph" style:parent-style-name="Text_20_body">
      <style:text-properties officeooo:rsid="000fa988" officeooo:paragraph-rsid="000fa988"/>
    </style:style>
    <style:style style:name="P4" style:family="paragraph" style:parent-style-name="Standard">
      <style:text-properties officeooo:rsid="000cfbb3" officeooo:paragraph-rsid="000cfbb3"/>
    </style:style>
    <style:style style:name="P5" style:family="paragraph" style:parent-style-name="Standard">
      <style:text-properties officeooo:rsid="000fa988" officeooo:paragraph-rsid="000fa988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15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e vs XRange</text:p>
      <text:p text:style-name="Standard">They both provide a way to generate a list of integers for you to use, however you please. The only difference is that <text:span text:style-name="Source_20_Text">range</text:span> returns a Python <text:span text:style-name="Source_20_Text">list</text:span> object and <text:span text:style-name="Source_20_Text">xrange</text:span> returns an <text:span text:style-name="Source_20_Text">xrange</text:span> object.</text:p>
      <text:p text:style-name="Standard"><text:span text:style-name="Source_20_Text">xrange</text:span> doesn't actually generate a static list at run-time like <text:span text:style-name="Source_20_Text">range</text:span> does.</text:p>
      <text:p text:style-name="Standard"/>
      <text:p text:style-name="Standard"/>
      <text:p text:style-name="P2">For x in xrange (1, 10, 2): # Gibt die liste von 1-10 in 2er schritten, beginnend mit 1, aus</text:p>
      <text:p text:style-name="P2"><text:tab/>print x</text:p>
      <text:p text:style-name="P2"/>
      <text:p text:style-name="P2"/>
      <text:p text:style-name="P3"><text:a xlink:type="simple" xlink:href="https://docs.python.org/2/library/array.html?#array.array.append" text:style-name="Internet_20_link" text:visited-style-name="Visited_20_Internet_20_Link"><text:span text:style-name="Source_20_Text">append</text:span></text:a>: Appends object at end.</text:p>
      <text:p text:style-name="Preformatted_20_Text"><text:span text:style-name="Source_20_Text">x = [1, 2, 3]</text:span></text:p>
      <text:p text:style-name="Preformatted_20_Text"><text:span text:style-name="Source_20_Text">x.append([4, 5])</text:span></text:p>
      <text:p text:style-name="P6"><text:span text:style-name="Source_20_Text">print (x)</text:span></text:p>
      <text:p text:style-name="Text_20_body">gives you: <text:span text:style-name="Source_20_Text">[1, 2, 3, [4, 5]]</text:span></text:p>
      <text:p text:style-name="Horizontal_20_Line"/>
      <text:p text:style-name="Text_20_body"><text:a xlink:type="simple" xlink:href="https://docs.python.org/2/library/array.html?#array.array.extend" text:style-name="Internet_20_link" text:visited-style-name="Visited_20_Internet_20_Link"><text:span text:style-name="Source_20_Text">extend</text:span></text:a>: Extends list by appending elements from the iterable.</text:p>
      <text:p text:style-name="Preformatted_20_Text"><text:span text:style-name="Source_20_Text">x = [1, 2, 3]</text:span></text:p>
      <text:p text:style-name="Preformatted_20_Text"><text:span text:style-name="Source_20_Text">x.extend([4, 5])</text:span></text:p>
      <text:p text:style-name="P6"><text:span text:style-name="Source_20_Text">print (x)</text:span></text:p>
      <text:p text:style-name="Text_20_body">gives you: <text:span text:style-name="Source_20_Text">[1, 2, 3, 4, 5]</text:span></text:p>
      <text:p text:style-name="P5"/>
      <text:p text:style-name="P5"/>
      <text:p text:style-name="P5"/>
      <text:p text:style-name="P5">__<text:span text:style-name="T1">method<text:tab/><text:tab/>is a private method</text:span></text:p>
      <text:p text:style-name="P5">_<text:span text:style-name="T1">method<text:tab/><text:tab/>is a protected method</text:span></text:p>
      <text:p text:style-name="P5">__<text:span text:style-name="T1">method__<text:tab/><text:tab/>is a special python meth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9:11:55.966646761</meta:creation-date>
    <dc:date>2017-12-08T17:47:59.257661090</dc:date>
    <meta:editing-duration>PT3H10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34" meta:character-count="698" meta:non-whitespace-character-count="578"/>
  </office:meta>
</office:document-meta>
</file>